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,Bold" svg:font-family="'Arial,Bold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jor sections</text:p>
      <text:p text:style-name="P3"/>
      <text:list xml:id="list2922036720653109686" text:style-name="L1">
        <text:list-item>
          <text:p text:style-name="P1">HTML Structure</text:p>
          <text:list>
            <text:list-item>
              <text:p text:style-name="P1">Documents</text:p>
            </text:list-item>
            <text:list-item>
              <text:p text:style-name="P1">Elements</text:p>
            </text:list-item>
          </text:list>
        </text:list-item>
        <text:list-item>
          <text:p text:style-name="P1">Elements of HTML</text:p>
        </text:list-item>
        <text:list-item>
          <text:p text:style-name="P1">Microdata</text:p>
        </text:list-item>
        <text:list-item>
          <text:p text:style-name="P1">User Interaction</text:p>
        </text:list-item>
        <text:list-item>
          <text:p text:style-name="P1">Loading Web pages</text:p>
        </text:list-item>
        <text:list-item>
          <text:p text:style-name="P1">Web Application APIs</text:p>
        </text:list-item>
        <text:list-item>
          <text:p text:style-name="P1">Web workers</text:p>
        </text:list-item>
        <text:list-item>
          <text:p text:style-name="P1">The Communication APIs</text:p>
        </text:list-item>
        <text:list-item>
          <text:p text:style-name="P1">Web storage</text:p>
        </text:list-item>
        <text:list-item>
          <text:p text:style-name="P1">The HTML syntax</text:p>
        </text:list-item>
        <text:list-item>
          <text:p text:style-name="P1">The XHTML syntax</text:p>
        </text:list-item>
        <text:list-item>
          <text:p text:style-name="P1">Rendering</text:p>
        </text:list-item>
        <text:list-item>
          <text:p text:style-name="P1">Cross-site Communication</text:p>
          <text:p text:style-name="P2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,Bold" svg:font-family="'Arial,Bold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5M50S</meta:editing-duration>
    <meta:editing-cycles>7</meta:editing-cycles>
    <meta:generator>OpenOffice.org/3.4.1$Win32 OpenOffice.org_project/341m1$Build-9593</meta:generator>
    <dc:date>2016-03-02T18:12:23.44</dc:date>
    <meta:document-statistic meta:table-count="0" meta:image-count="0" meta:object-count="0" meta:page-count="1" meta:paragraph-count="16" meta:word-count="39" meta:character-count="236"/>
    <meta:user-defined meta:name="Info 1"/>
    <meta:user-defined meta:name="Info 2"/>
    <meta:user-defined meta:name="Info 3"/>
    <meta:user-defined meta:name="Info 4"/>
  </office:meta>
</office:document-meta>
</file>